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068cm"/>
      <style:paragraph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9.217cm" fo:min-width="0cm"/>
    </style:style>
    <style:style style:name="gr4" style:family="graphic" style:parent-style-name="standard">
      <style:graphic-properties draw:stroke="solid" svg:stroke-color="#000000" draw:fill="none" draw:fill-color="#ffffff" fo:min-height="3.56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569cm"/>
      <style:paragraph-properties style:writing-mode="lr-tb"/>
    </style:style>
    <style:style style:name="gr8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dash" draw:stroke-dash="Double_20_Dash" svg:stroke-width="0.028cm" svg:stroke-color="#069a2e" draw:marker-start-width="0.242cm" draw:marker-end-width="0.242cm" svg:stroke-linecap="butt" draw:fill="none" draw:textarea-horizontal-align="justify" draw:textarea-vertical-align="middle" draw:auto-grow-height="false" fo:min-height="1.309cm" fo:min-width="14.395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753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0.9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font-size="14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paragraph-properties fo:text-align="center"/>
      <style:text-properties fo:font-size="10pt"/>
    </style:style>
    <style:style style:name="P11" style:family="paragraph">
      <style:paragraph-properties fo:text-align="center"/>
      <style:text-properties fo:color="#069a2e" loext:opacity="100%" fo:font-size="8pt"/>
    </style:style>
    <style:style style:name="P12" style:family="paragraph">
      <loext:graphic-properties draw:fill="none" draw:fill-color="#ffffff"/>
      <style:paragraph-properties fo:text-align="center"/>
      <style:text-properties fo:color="#069a2e" loext:opacity="100%" fo:font-size="8pt"/>
    </style:style>
    <style:style style:name="P13" style:family="paragraph">
      <style:text-properties fo:color="#000000" loext:opacity="100%" fo:font-size="8pt"/>
    </style:style>
    <style:style style:name="P14" style:family="paragraph">
      <loext:graphic-properties draw:fill="none" draw:fill-color="#ffffff"/>
      <style:text-properties fo:color="#000000" loext:opacity="100%" fo:font-size="8pt"/>
    </style:style>
    <style:style style:name="P15" style:family="paragraph">
      <style:paragraph-properties fo:text-align="center"/>
      <style:text-properties fo:font-size="24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0pt" style:font-weight-asian="bold" style:font-size-complex="20pt" style:font-weight-complex="bold"/>
    </style:style>
    <style:style style:name="T1" style:family="text">
      <style:text-properties fo:color="#069a2e" loext:opacity="100%"/>
    </style:style>
    <style:style style:name="T2" style:family="text">
      <style:text-properties fo:font-size="8pt"/>
    </style:style>
    <style:style style:name="T3" style:family="text">
      <style:text-properties fo:color="#000000" loext:opacity="100%" fo:font-size="8pt"/>
    </style:style>
    <style:style style:name="T4" style:family="text">
      <style:text-properties fo:color="#069a2e" loext:opacity="100%" fo:font-size="8pt"/>
    </style:style>
    <style:style style:name="T5" style:family="text">
      <style:text-properties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75cm" svg:height="0.962cm" svg:x="9.42cm" svg:y="1.317cm">
          <draw:text-box>
            <text:p text:style-name="P1">OID4VC</text:p>
          </draw:text-box>
        </draw:frame>
        <draw:frame draw:style-name="gr2" draw:text-style-name="P4" draw:layer="layout" svg:width="2.54cm" svg:height="0.806cm" svg:x="1.517cm" svg:y="2.587cm">
          <draw:text-box>
            <text:p text:style-name="P3">Wallet</text:p>
          </draw:text-box>
        </draw:frame>
        <draw:frame draw:style-name="gr2" draw:text-style-name="P4" draw:layer="layout" svg:width="2.54cm" svg:height="0.806cm" svg:x="17.117cm" svg:y="2.587cm">
          <draw:text-box>
            <text:p text:style-name="P3">Issuer</text:p>
          </draw:text-box>
        </draw:frame>
        <draw:custom-shape draw:style-name="gr3" draw:text-style-name="P5" draw:layer="layout" svg:width="0.178cm" svg:height="19.467cm" svg:x="2.687cm" svg:y="3.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178cm" svg:height="19.467cm" svg:x="18.387cm" svg:y="3.4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63cm" svg:height="4.385cm" svg:x="8.567cm" svg:y="4.392cm">
          <draw:text-box>
            <text:p text:style-name="P6">{</text:p>
            <text:p text:style-name="P6"><text:s text:c="3"/>credentials_supported: [{</text:p>
            <text:p text:style-name="P6"><text:s text:c="6"/>"id": "UniversityDegree_JWT",</text:p>
            <text:p text:style-name="P6"><text:s text:c="6"/>"credential_definition":{</text:p>
            <text:p text:style-name="P6"><text:s text:c="9"/>”name”: {…},</text:p>
            <text:p text:style-name="P6"><text:s text:c="9"/>”degree”: {…}</text:p>
            <text:p text:style-name="P6"><text:s text:c="6"/>},</text:p>
            <text:p text:style-name="P6"><text:span text:style-name="T1"><text:s text:c="6"/>“</text:span><text:span text:style-name="T1">didcomm_required”: true</text:span></text:p>
            <text:p text:style-name="P6"><text:s text:c="6"/>},</text:p>
            <text:p text:style-name="P6"><text:s text:c="6"/>{…},</text:p>
            <text:p text:style-name="P6"><text:s text:c="3"/>]</text:p>
            <text:p text:style-name="P6">}</text:p>
          </draw:text-box>
        </draw:frame>
        <draw:line draw:style-name="gr5" draw:text-style-name="P8" draw:layer="layout" svg:x1="18.145cm" svg:y1="4.175cm" svg:x2="3.222cm" svg:y2="4.175cm">
          <text:p/>
        </draw:line>
        <draw:frame draw:style-name="gr6" draw:text-style-name="P10" draw:layer="layout" svg:width="3.175cm" svg:height="0.645cm" svg:x="9.355cm" svg:y="3.613cm">
          <draw:text-box>
            <text:p text:style-name="P9">Metadata</text:p>
          </draw:text-box>
        </draw:frame>
        <draw:line draw:style-name="gr5" draw:text-style-name="P8" draw:layer="layout" svg:x1="3.222cm" svg:y1="10.075cm" svg:x2="18.145cm" svg:y2="10.075cm">
          <text:p/>
        </draw:line>
        <draw:frame draw:style-name="gr6" draw:text-style-name="P10" draw:layer="layout" svg:width="3.175cm" svg:height="0.645cm" svg:x="9.356cm" svg:y="9.514cm">
          <draw:text-box>
            <text:p text:style-name="P9">Auth. Req.</text:p>
          </draw:text-box>
        </draw:frame>
        <draw:frame draw:style-name="gr7" draw:text-style-name="P7" draw:layer="layout" svg:width="6.719cm" svg:height="2.159cm" svg:x="7.568cm" svg:y="10.293cm">
          <draw:text-box>
            <text:p text:style-name="P6"><text:span text:style-name="T2">GET auth.com/authorize?</text:span></text:p>
            <text:p text:style-name="P6"><text:span text:style-name="T2"><text:s text:c="3"/></text:span><text:span text:style-name="T2">response_type=code</text:span></text:p>
            <text:p text:style-name="P6"><text:span text:style-name="T2"><text:s text:c="3"/></text:span><text:span text:style-name="T2">&amp;client_id=…</text:span></text:p>
            <text:p text:style-name="P6"><text:span text:style-name="T2"><text:s text:c="3"/></text:span><text:span text:style-name="T2">&amp;authorization_details= &lt;angeforderte Creds.&gt;</text:span></text:p>
            <text:p text:style-name="P6"><text:span text:style-name="T3"><text:s text:c="3"/></text:span><text:span text:style-name="T3">&amp;nonce=xyz</text:span></text:p>
            <text:p text:style-name="P6"><text:span text:style-name="T4"><text:s text:c="3"/></text:span><text:span text:style-name="T4">&amp;did=did:peer:client</text:span></text:p>
          </draw:text-box>
        </draw:frame>
        <draw:frame draw:style-name="gr6" draw:text-style-name="P10" draw:layer="layout" svg:width="3.175cm" svg:height="0.645cm" svg:x="9.357cm" svg:y="13.615cm">
          <draw:text-box>
            <text:p text:style-name="P9">DidComm:</text:p>
          </draw:text-box>
        </draw:frame>
        <draw:line draw:style-name="gr8" draw:text-style-name="P8" draw:layer="layout" svg:x1="17.827cm" svg:y1="14.952cm" svg:x2="3.54cm" svg:y2="14.952cm">
          <text:p/>
        </draw:line>
        <draw:custom-shape draw:style-name="gr9" draw:text-style-name="P8" draw:layer="layout" svg:width="14.923cm" svg:height="1.587cm" svg:x="3.222cm" svg:y="14.33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538cm" svg:y1="15.252cm" svg:x2="17.825cm" svg:y2="15.252cm">
          <text:p/>
        </draw:line>
        <draw:line draw:style-name="gr8" draw:text-style-name="P8" draw:layer="layout" svg:x1="17.828cm" svg:y1="15.552cm" svg:x2="3.541cm" svg:y2="15.552cm">
          <text:p/>
        </draw:line>
        <draw:frame draw:style-name="gr6" draw:text-style-name="P10" draw:layer="layout" svg:width="3.175cm" svg:height="0.645cm" svg:x="9.358cm" svg:y="13.616cm">
          <draw:text-box>
            <text:p text:style-name="P9">DidComm:</text:p>
          </draw:text-box>
        </draw:frame>
        <draw:frame draw:style-name="gr10" draw:text-style-name="P12" draw:layer="layout" svg:width="5.715cm" svg:height="0.569cm" svg:x="8.002cm" svg:y="14.417cm">
          <draw:text-box>
            <text:p text:style-name="P11"><text:span text:style-name="T1">Verbindung prüfen. Korrelation mit nonce</text:span></text:p>
          </draw:text-box>
        </draw:frame>
        <draw:line draw:style-name="gr5" draw:text-style-name="P8" draw:layer="layout" svg:x1="18.146cm" svg:y1="17.875cm" svg:x2="3.223cm" svg:y2="17.875cm">
          <text:p/>
        </draw:line>
        <draw:frame draw:style-name="gr6" draw:text-style-name="P10" draw:layer="layout" svg:width="3.175cm" svg:height="0.645cm" svg:x="9.359cm" svg:y="17.317cm">
          <draw:text-box>
            <text:p text:style-name="P9">Auth. Resp.</text:p>
          </draw:text-box>
        </draw:frame>
        <draw:frame draw:style-name="gr11" draw:text-style-name="P14" draw:layer="layout" svg:width="4.861cm" svg:height="1.003cm" svg:x="8.469cm" svg:y="18.094cm">
          <draw:text-box>
            <text:p text:style-name="P13"><text:span text:style-name="T3">HTTP/1.1 302 Found</text:span></text:p>
            <text:p text:style-name="P13"><text:span text:style-name="T3">Location: /cb?code=&lt;auth code&gt;</text:span></text:p>
          </draw:text-box>
        </draw:frame>
        <draw:frame draw:style-name="gr6" draw:text-style-name="P10" draw:layer="layout" svg:width="3.175cm" svg:height="0.645cm" svg:x="9.36cm" svg:y="19.118cm">
          <draw:text-box>
            <text:p text:style-name="P9">oder</text:p>
          </draw:text-box>
        </draw:frame>
        <draw:frame draw:style-name="gr12" draw:text-style-name="P14" draw:layer="layout" svg:width="8.573cm" svg:height="1.207cm" svg:x="6.667cm" svg:y="19.795cm">
          <draw:text-box>
            <text:p text:style-name="P13"><text:span text:style-name="T3">HTTP/1.1 302 Found</text:span></text:p>
            <text:p text:style-name="P13"><text:span text:style-name="T3">Location: /cb?error=access_denied</text:span></text:p>
            <text:p text:style-name="P13"><text:span text:style-name="T3">&amp;error_description=DidComm%20connection%20unsuccessful</text:span></text:p>
          </draw:text-box>
        </draw:frame>
        <draw:frame draw:style-name="gr13" draw:text-style-name="P16" draw:layer="layout" svg:width="1.905cm" svg:height="1.27cm" draw:transform="rotate (-1.5707963267949) translate (11.797cm 21.243cm)">
          <draw:text-box>
            <text:p text:style-name="P15"><text:span text:style-name="T5">…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0:20:58.441862085</meta:creation-date>
    <dc:date>2023-08-15T11:20:36.003861041</dc:date>
    <meta:editing-duration>PT8M36S</meta:editing-duration>
    <meta:editing-cycles>1</meta:editing-cycles>
    <meta:document-statistic meta:object-count="24"/>
    <meta:generator>LibreOffice/7.3.7.2$Linux_X86_64 LibreOffice_project/30$Build-2</meta:generator>
  </office:meta>
</office:document-meta>
</file>